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BE2D5"/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background-color="#FBE2D5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fo:background-color="#FBE2D5"/>
    </style:style>
    <style:style style:name="ce8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4.445cm" style:use-optimal-column-width="true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5.000625cm" style:use-optimal-column-width="true"/>
    </style:style>
    <style:style style:name="co8" style:family="table-column">
      <style:table-column-properties fo:break-before="auto" style:column-width="4.60375cm" style:use-optimal-column-width="true"/>
    </style:style>
    <style:style style:name="co9" style:family="table-column">
      <style:table-column-properties fo:break-before="auto" style:column-width="4.02166666666667cm" style:use-optimal-column-width="true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3.51895833333333cm" style:use-optimal-column-width="true"/>
    </style:style>
    <style:style style:name="co14" style:family="table-column">
      <style:table-column-properties fo:break-before="auto" style:column-width="3.78354166666667cm" style:use-optimal-column-width="true"/>
    </style:style>
    <style:style style:name="co15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DR_stud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Candidate zID</text:p>
          </table:table-cell>
          <table:table-cell office:value-type="string" table:style-name="ce2">
            <text:p>Candidate Name</text:p>
          </table:table-cell>
          <table:table-cell office:value-type="string" table:style-name="ce2">
            <text:p>Test</text:p>
          </table:table-cell>
          <table:table-cell office:value-type="string" table:style-name="ce2">
            <text:p>Email ID</text:p>
          </table:table-cell>
          <table:table-cell office:value-type="string" table:style-name="ce2">
            <text:p>Faculty Name</text:p>
          </table:table-cell>
          <table:table-cell office:value-type="string" table:style-name="ce2">
            <text:p>School Name</text:p>
          </table:table-cell>
          <table:table-cell office:value-type="string" table:style-name="ce2">
            <text:p>Degree (PhD/MRes)</text:p>
          </table:table-cell>
          <table:table-cell office:value-type="string" table:style-name="ce2">
            <text:p>Other roles within CSE</text:p>
          </table:table-cell>
          <table:table-cell office:value-type="string" table:style-name="ce3">
            <text:p>Password</text:p>
          </table:table-cell>
          <table:table-cell table:number-columns-repeated="16374" table:style-name="ce4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eboiy@ad.student.unsw.edu.au" table:formula="of:=[.C2]&amp;&quot;@&quot;&amp;[.D2]" table:style-name="ce5">
            <text:p>eboiy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oStvp</text:p>
          </table:table-cell>
          <table:table-cell table:number-columns-repeated="16374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3]&amp;&quot;@&quot;&amp;[.D3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6">
            <text:p>3IezP</text:p>
          </table:table-cell>
          <table:table-cell table:number-columns-repeated="16374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4]&amp;&quot;@&quot;&amp;[.D4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qkUqk</text:p>
          </table:table-cell>
          <table:table-cell table:number-columns-repeated="16374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5]&amp;&quot;@&quot;&amp;[.D5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4CimQ</text:p>
          </table:table-cell>
          <table:table-cell table:number-columns-repeated="16374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6]&amp;&quot;@&quot;&amp;[.D6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TGtJO</text:p>
          </table:table-cell>
          <table:table-cell table:number-columns-repeated="16374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7]&amp;&quot;@&quot;&amp;[.D7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cZZfz</text:p>
          </table:table-cell>
          <table:table-cell table:number-columns-repeated="16374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8]&amp;&quot;@&quot;&amp;[.D8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ygJhN</text:p>
          </table:table-cell>
          <table:table-cell table:number-columns-repeated="16374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9]&amp;&quot;@&quot;&amp;[.D9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t7CIK</text:p>
          </table:table-cell>
          <table:table-cell table:number-columns-repeated="16374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5">
            <text:p>z10987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10]&amp;&quot;@&quot;&amp;[.D10]" table:style-name="ce5">
            <text:p>z10987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eW3im</text:p>
          </table:table-cell>
          <table:table-cell table:number-columns-repeated="16374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5">
            <text:p>z34509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11]&amp;&quot;@&quot;&amp;[.D11]" table:style-name="ce5">
            <text:p>z34509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zAyfc</text:p>
          </table:table-cell>
          <table:table-cell table:number-columns-repeated="16374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5">
            <text:p>z65363</text:p>
          </table:table-cell>
          <table:table-cell office:value-type="string" table:style-name="ce5">
            <text:p>bliax</text:p>
          </table:table-cell>
          <table:table-cell office:value-type="string" table:style-name="ce5">
            <text:p>ad.student.unsw.edu.au</text:p>
          </table:table-cell>
          <table:table-cell office:value-type="string" office:string-value="z65363@ad.student.unsw.edu.au" table:formula="of:=[.B12]&amp;&quot;@&quot;&amp;[.D12]" table:style-name="ce5">
            <text:p>z6536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mPQEK</text:p>
          </table:table-cell>
          <table:table-cell table:number-columns-repeated="16374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5">
            <text:p>z36563</text:p>
          </table:table-cell>
          <table:table-cell office:value-type="string" table:style-name="ce5">
            <text:p>dfaav</text:p>
          </table:table-cell>
          <table:table-cell office:value-type="string" table:style-name="ce5">
            <text:p>ad.student.unsw.edu.au</text:p>
          </table:table-cell>
          <table:table-cell office:value-type="string" office:string-value="z36563@ad.student.unsw.edu.au" table:formula="of:=[.B13]&amp;&quot;@&quot;&amp;[.D13]" table:style-name="ce5">
            <text:p>z3656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LxEXb</text:p>
          </table:table-cell>
          <table:table-cell table:number-columns-repeated="16374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4]&amp;&quot;@&quot;&amp;[.D14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CrpAX</text:p>
          </table:table-cell>
          <table:table-cell table:number-columns-repeated="16374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5]&amp;&quot;@&quot;&amp;[.D15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6">
            <text:p>VYZD5</text:p>
          </table:table-cell>
          <table:table-cell table:number-columns-repeated="16374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6]&amp;&quot;@&quot;&amp;[.D16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6">
            <text:p>oOEDu</text:p>
          </table:table-cell>
          <table:table-cell table:number-columns-repeated="1637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7]&amp;&quot;@&quot;&amp;[.D17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iZnwI</text:p>
          </table:table-cell>
          <table:table-cell table:number-columns-repeated="1637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8]&amp;&quot;@&quot;&amp;[.D18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AVigh</text:p>
          </table:table-cell>
          <table:table-cell table:number-columns-repeated="1637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9]&amp;&quot;@&quot;&amp;[.D19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yRhiu</text:p>
          </table:table-cell>
          <table:table-cell table:number-columns-repeated="1637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20]&amp;&quot;@&quot;&amp;[.D20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VuJpa</text:p>
          </table:table-cell>
          <table:table-cell table:number-columns-repeated="1637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21]&amp;&quot;@&quot;&amp;[.D21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7nlwn</text:p>
          </table:table-cell>
          <table:table-cell table:number-columns-repeated="16374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22]&amp;&quot;@&quot;&amp;[.D22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vi3l7</text:p>
          </table:table-cell>
          <table:table-cell table:number-columns-repeated="16374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23]&amp;&quot;@&quot;&amp;[.D23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float" office:value="12344" table:style-name="ce6">
            <text:p>12344</text:p>
          </table:table-cell>
          <table:table-cell table:number-columns-repeated="16374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bbvhv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24]&amp;&quot;@&quot;&amp;[.D24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CTKQ</text:p>
          </table:table-cell>
          <table:table-cell table:number-columns-repeated="16374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dhdnd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25]&amp;&quot;@&quot;&amp;[.D25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iE2v1</text:p>
          </table:table-cell>
          <table:table-cell table:number-columns-repeated="16374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26]&amp;&quot;@&quot;&amp;[.D26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g54lY</text:p>
          </table:table-cell>
          <table:table-cell table:number-columns-repeated="16374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27]&amp;&quot;@&quot;&amp;[.D27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373rA</text:p>
          </table:table-cell>
          <table:table-cell table:number-columns-repeated="16374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28]&amp;&quot;@&quot;&amp;[.D28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6">
            <text:p>Zvttw</text:p>
          </table:table-cell>
          <table:table-cell table:number-columns-repeated="16374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29]&amp;&quot;@&quot;&amp;[.D29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ojg8l</text:p>
          </table:table-cell>
          <table:table-cell table:number-columns-repeated="16374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5">
            <text:p>z10987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30]&amp;&quot;@&quot;&amp;[.D30]" table:style-name="ce5">
            <text:p>z10987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6">
            <text:p>W2uwt</text:p>
          </table:table-cell>
          <table:table-cell table:number-columns-repeated="16374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5">
            <text:p>z34509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31]&amp;&quot;@&quot;&amp;[.D31]" table:style-name="ce5">
            <text:p>z34509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ehE2R</text:p>
          </table:table-cell>
          <table:table-cell table:number-columns-repeated="16374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5">
            <text:p>z12546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12546@ad.student.unsw.edu.au" table:formula="of:=[.B32]&amp;&quot;@&quot;&amp;[.D32]" table:style-name="ce5">
            <text:p>z1254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SsPlI</text:p>
          </table:table-cell>
          <table:table-cell table:number-columns-repeated="16374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5">
            <text:p>z56858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56858@ad.student.unsw.edu.au" table:formula="of:=[.B33]&amp;&quot;@&quot;&amp;[.D33]" table:style-name="ce5">
            <text:p>z5685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Zuazw</text:p>
          </table:table-cell>
          <table:table-cell table:number-columns-repeated="16374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34]&amp;&quot;@&quot;&amp;[.D34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bwBXK</text:p>
          </table:table-cell>
          <table:table-cell table:number-columns-repeated="16374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35]&amp;&quot;@&quot;&amp;[.D35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71lOj</text:p>
          </table:table-cell>
          <table:table-cell table:number-columns-repeated="16374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sdfgg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36]&amp;&quot;@&quot;&amp;[.D36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3mNXj</text:p>
          </table:table-cell>
          <table:table-cell table:number-columns-repeated="16374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teddss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37]&amp;&quot;@&quot;&amp;[.D37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GoCOW</text:p>
          </table:table-cell>
          <table:table-cell table:number-columns-repeated="16374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38]&amp;&quot;@&quot;&amp;[.D38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094Fh</text:p>
          </table:table-cell>
          <table:table-cell table:number-columns-repeated="16374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39]&amp;&quot;@&quot;&amp;[.D39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CSBYO</text:p>
          </table:table-cell>
          <table:table-cell table:number-columns-repeated="16374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40]&amp;&quot;@&quot;&amp;[.D40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WcTkc</text:p>
          </table:table-cell>
          <table:table-cell table:number-columns-repeated="16374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41]&amp;&quot;@&quot;&amp;[.D41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5XYII</text:p>
          </table:table-cell>
          <table:table-cell table:number-columns-repeated="16374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42]&amp;&quot;@&quot;&amp;[.D42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JaPR2</text:p>
          </table:table-cell>
          <table:table-cell table:number-columns-repeated="16374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43]&amp;&quot;@&quot;&amp;[.D43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N061t</text:p>
          </table:table-cell>
          <table:table-cell table:number-columns-repeated="16374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44]&amp;&quot;@&quot;&amp;[.D44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zMg5W</text:p>
          </table:table-cell>
          <table:table-cell table:number-columns-repeated="16374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45]&amp;&quot;@&quot;&amp;[.D45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vXKHb</text:p>
          </table:table-cell>
          <table:table-cell table:number-columns-repeated="16374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46]&amp;&quot;@&quot;&amp;[.D46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oLuBt</text:p>
          </table:table-cell>
          <table:table-cell table:number-columns-repeated="16374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47]&amp;&quot;@&quot;&amp;[.D47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kGFbG</text:p>
          </table:table-cell>
          <table:table-cell table:number-columns-repeated="16374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48]&amp;&quot;@&quot;&amp;[.D48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nhqjT</text:p>
          </table:table-cell>
          <table:table-cell table:number-columns-repeated="16374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onaz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49]&amp;&quot;@&quot;&amp;[.D49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ycAgs</text:p>
          </table:table-cell>
          <table:table-cell table:number-columns-repeated="16374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5">
            <text:p>z10987</text:p>
          </table:table-cell>
          <table:table-cell office:value-type="string" table:style-name="ce5">
            <text:p>dais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50]&amp;&quot;@&quot;&amp;[.D50]" table:style-name="ce5">
            <text:p>z10987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wUPP4</text:p>
          </table:table-cell>
          <table:table-cell table:number-columns-repeated="16374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5">
            <text:p>z34509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51]&amp;&quot;@&quot;&amp;[.D51]" table:style-name="ce5">
            <text:p>z34509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aJVZO</text:p>
          </table:table-cell>
          <table:table-cell table:number-columns-repeated="16374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5">
            <text:p>z85858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85858@ad.student.unsw.edu.au" table:formula="of:=[.B52]&amp;&quot;@&quot;&amp;[.D52]" table:style-name="ce5">
            <text:p>z8585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Tx06f</text:p>
          </table:table-cell>
          <table:table-cell table:number-columns-repeated="16374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5">
            <text:p>z65656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65656@ad.student.unsw.edu.au" table:formula="of:=[.B53]&amp;&quot;@&quot;&amp;[.D53]" table:style-name="ce5">
            <text:p>z6565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Ji31w</text:p>
          </table:table-cell>
          <table:table-cell table:number-columns-repeated="16374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54]&amp;&quot;@&quot;&amp;[.D54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lU6Lh</text:p>
          </table:table-cell>
          <table:table-cell table:number-columns-repeated="16374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55]&amp;&quot;@&quot;&amp;[.D55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H5ECt</text:p>
          </table:table-cell>
          <table:table-cell table:number-columns-repeated="16374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56]&amp;&quot;@&quot;&amp;[.D56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mM1hx</text:p>
          </table:table-cell>
          <table:table-cell table:number-columns-repeated="16374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57]&amp;&quot;@&quot;&amp;[.D57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SxzlB</text:p>
          </table:table-cell>
          <table:table-cell table:number-columns-repeated="16374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58]&amp;&quot;@&quot;&amp;[.D58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4aiHy</text:p>
          </table:table-cell>
          <table:table-cell table:number-columns-repeated="16374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59]&amp;&quot;@&quot;&amp;[.D59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sdWOc</text:p>
          </table:table-cell>
          <table:table-cell table:number-columns-repeated="16374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60]&amp;&quot;@&quot;&amp;[.D60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vqcCi</text:p>
          </table:table-cell>
          <table:table-cell table:number-columns-repeated="16374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prads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61]&amp;&quot;@&quot;&amp;[.D61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5n82i</text:p>
          </table:table-cell>
          <table:table-cell table:number-columns-repeated="16374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nands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62]&amp;&quot;@&quot;&amp;[.D62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0A2y1</text:p>
          </table:table-cell>
          <table:table-cell table:number-columns-repeated="16374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63]&amp;&quot;@&quot;&amp;[.D63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XdYSH</text:p>
          </table:table-cell>
          <table:table-cell table:number-columns-repeated="16374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64]&amp;&quot;@&quot;&amp;[.D64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NwQU7</text:p>
          </table:table-cell>
          <table:table-cell table:number-columns-repeated="16374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65]&amp;&quot;@&quot;&amp;[.D65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9wdp3</text:p>
          </table:table-cell>
          <table:table-cell table:number-columns-repeated="16374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66]&amp;&quot;@&quot;&amp;[.D66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7633f</text:p>
          </table:table-cell>
          <table:table-cell table:number-columns-repeated="16374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67]&amp;&quot;@&quot;&amp;[.D67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MFIe</text:p>
          </table:table-cell>
          <table:table-cell table:number-columns-repeated="16374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68]&amp;&quot;@&quot;&amp;[.D68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U7QJE</text:p>
          </table:table-cell>
          <table:table-cell table:number-columns-repeated="16374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69]&amp;&quot;@&quot;&amp;[.D69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P9CrD</text:p>
          </table:table-cell>
          <table:table-cell table:number-columns-repeated="16374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5">
            <text:p>z10987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70]&amp;&quot;@&quot;&amp;[.D70]" table:style-name="ce5">
            <text:p>z10987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DJWhf</text:p>
          </table:table-cell>
          <table:table-cell table:number-columns-repeated="16374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string" table:style-name="ce5">
            <text:p>z34509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71]&amp;&quot;@&quot;&amp;[.D71]" table:style-name="ce5">
            <text:p>z34509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lrzTl</text:p>
          </table:table-cell>
          <table:table-cell table:number-columns-repeated="16374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5">
            <text:p>z23696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23696@ad.student.unsw.edu.au" table:formula="of:=[.B72]&amp;&quot;@&quot;&amp;[.D72]" table:style-name="ce5">
            <text:p>z2369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ntOHl</text:p>
          </table:table-cell>
          <table:table-cell table:number-columns-repeated="16374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string" table:style-name="ce5">
            <text:p>z39852</text:p>
          </table:table-cell>
          <table:table-cell office:value-type="string" table:style-name="ce5">
            <text:p>njec</text:p>
          </table:table-cell>
          <table:table-cell office:value-type="string" table:style-name="ce5">
            <text:p>ad.student.unsw.edu.au</text:p>
          </table:table-cell>
          <table:table-cell office:value-type="string" office:string-value="z39852@ad.student.unsw.edu.au" table:formula="of:=[.B73]&amp;&quot;@&quot;&amp;[.D73]" table:style-name="ce5">
            <text:p>z39852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pWzjA</text:p>
          </table:table-cell>
          <table:table-cell table:number-columns-repeated="16374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junra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74]&amp;&quot;@&quot;&amp;[.D74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az60P</text:p>
          </table:table-cell>
          <table:table-cell table:number-columns-repeated="16374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75]&amp;&quot;@&quot;&amp;[.D75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VDV0T</text:p>
          </table:table-cell>
          <table:table-cell table:number-columns-repeated="16374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76]&amp;&quot;@&quot;&amp;[.D76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n62ZF</text:p>
          </table:table-cell>
          <table:table-cell table:number-columns-repeated="16374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77]&amp;&quot;@&quot;&amp;[.D77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8xN2O</text:p>
          </table:table-cell>
          <table:table-cell table:number-columns-repeated="16374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78]&amp;&quot;@&quot;&amp;[.D78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tQVCB</text:p>
          </table:table-cell>
          <table:table-cell table:number-columns-repeated="16374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79]&amp;&quot;@&quot;&amp;[.D79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ZUgpY</text:p>
          </table:table-cell>
          <table:table-cell table:number-columns-repeated="16374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80]&amp;&quot;@&quot;&amp;[.D80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Qp3LT</text:p>
          </table:table-cell>
          <table:table-cell table:number-columns-repeated="16374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81]&amp;&quot;@&quot;&amp;[.D81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hePiv</text:p>
          </table:table-cell>
          <table:table-cell table:number-columns-repeated="16374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82]&amp;&quot;@&quot;&amp;[.D82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iMe7Q</text:p>
          </table:table-cell>
          <table:table-cell table:number-columns-repeated="16374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83]&amp;&quot;@&quot;&amp;[.D83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9KAXU</text:p>
          </table:table-cell>
          <table:table-cell table:number-columns-repeated="16374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84]&amp;&quot;@&quot;&amp;[.D84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AwX9x</text:p>
          </table:table-cell>
          <table:table-cell table:number-columns-repeated="16374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85]&amp;&quot;@&quot;&amp;[.D85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cbdAL</text:p>
          </table:table-cell>
          <table:table-cell table:number-columns-repeated="16374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jishz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86]&amp;&quot;@&quot;&amp;[.D86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nlTw9</text:p>
          </table:table-cell>
          <table:table-cell table:number-columns-repeated="16374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cpids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87]&amp;&quot;@&quot;&amp;[.D87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dAoV5</text:p>
          </table:table-cell>
          <table:table-cell table:number-columns-repeated="16374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88]&amp;&quot;@&quot;&amp;[.D88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vXKHb</text:p>
          </table:table-cell>
          <table:table-cell table:number-columns-repeated="16374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89]&amp;&quot;@&quot;&amp;[.D89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oLuBt</text:p>
          </table:table-cell>
          <table:table-cell table:number-columns-repeated="16374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5">
            <text:p>z10987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90]&amp;&quot;@&quot;&amp;[.D90]" table:style-name="ce5">
            <text:p>z10987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kGFbG</text:p>
          </table:table-cell>
          <table:table-cell table:number-columns-repeated="16374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string" table:style-name="ce5">
            <text:p>z34509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91]&amp;&quot;@&quot;&amp;[.D91]" table:style-name="ce5">
            <text:p>z34509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nhqjT</text:p>
          </table:table-cell>
          <table:table-cell table:number-columns-repeated="16374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5">
            <text:p>z45696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45696@ad.student.unsw.edu.au" table:formula="of:=[.B92]&amp;&quot;@&quot;&amp;[.D92]" table:style-name="ce5">
            <text:p>z4569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ycAgs</text:p>
          </table:table-cell>
          <table:table-cell table:number-columns-repeated="16374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string" table:style-name="ce5">
            <text:p>z54544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54544@ad.student.unsw.edu.au" table:formula="of:=[.B93]&amp;&quot;@&quot;&amp;[.D93]" table:style-name="ce5">
            <text:p>z54544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wUPP4</text:p>
          </table:table-cell>
          <table:table-cell table:number-columns-repeated="16374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94]&amp;&quot;@&quot;&amp;[.D94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aJVZO</text:p>
          </table:table-cell>
          <table:table-cell table:number-columns-repeated="16374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95]&amp;&quot;@&quot;&amp;[.D95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Tx06f</text:p>
          </table:table-cell>
          <table:table-cell table:number-columns-repeated="16374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96]&amp;&quot;@&quot;&amp;[.D96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Ji31w</text:p>
          </table:table-cell>
          <table:table-cell table:number-columns-repeated="16374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97]&amp;&quot;@&quot;&amp;[.D97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lU6Lh</text:p>
          </table:table-cell>
          <table:table-cell table:number-columns-repeated="16374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arual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98]&amp;&quot;@&quot;&amp;[.D98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H5ECt</text:p>
          </table:table-cell>
          <table:table-cell table:number-columns-repeated="16374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trowm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99]&amp;&quot;@&quot;&amp;[.D99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mM1hx</text:p>
          </table:table-cell>
          <table:table-cell table:number-columns-repeated="16374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00]&amp;&quot;@&quot;&amp;[.D100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SxzlB</text:p>
          </table:table-cell>
          <table:table-cell table:number-columns-repeated="16374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01]&amp;&quot;@&quot;&amp;[.D101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4aiHy</text:p>
          </table:table-cell>
          <table:table-cell table:number-columns-repeated="16374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02]&amp;&quot;@&quot;&amp;[.D102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sdWOc</text:p>
          </table:table-cell>
          <table:table-cell table:number-columns-repeated="16374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03]&amp;&quot;@&quot;&amp;[.D103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vqcCi</text:p>
          </table:table-cell>
          <table:table-cell table:number-columns-repeated="16374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04]&amp;&quot;@&quot;&amp;[.D104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5n82i</text:p>
          </table:table-cell>
          <table:table-cell table:number-columns-repeated="16374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05]&amp;&quot;@&quot;&amp;[.D105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0A2y1</text:p>
          </table:table-cell>
          <table:table-cell table:number-columns-repeated="16374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06]&amp;&quot;@&quot;&amp;[.D106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XdYSH</text:p>
          </table:table-cell>
          <table:table-cell table:number-columns-repeated="16374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07]&amp;&quot;@&quot;&amp;[.D107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NwQU7</text:p>
          </table:table-cell>
          <table:table-cell table:number-columns-repeated="16374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08]&amp;&quot;@&quot;&amp;[.D108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9wdp3</text:p>
          </table:table-cell>
          <table:table-cell table:number-columns-repeated="16374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09]&amp;&quot;@&quot;&amp;[.D109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...</text:p>
          </table:table-cell>
          <table:table-cell table:number-columns-repeated="16374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string" table:style-name="ce5">
            <text:p>z10987</text:p>
          </table:table-cell>
          <table:table-cell office:value-type="string" table:style-name="ce5">
            <text:p>...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110]&amp;&quot;@&quot;&amp;[.D110]" table:style-name="ce5">
            <text:p>z10987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MFIe</text:p>
          </table:table-cell>
          <table:table-cell table:number-columns-repeated="16374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string" table:style-name="ce5">
            <text:p>z34509</text:p>
          </table:table-cell>
          <table:table-cell office:value-type="string" table:style-name="ce5">
            <text:p>crioa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111]&amp;&quot;@&quot;&amp;[.D111]" table:style-name="ce5">
            <text:p>z34509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U7QJE</text:p>
          </table:table-cell>
          <table:table-cell table:number-columns-repeated="16374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string" table:style-name="ce5">
            <text:p>z36960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6960@ad.student.unsw.edu.au" table:formula="of:=[.B112]&amp;&quot;@&quot;&amp;[.D112]" table:style-name="ce5">
            <text:p>z3696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P9CrD</text:p>
          </table:table-cell>
          <table:table-cell table:number-columns-repeated="16374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string" table:style-name="ce5">
            <text:p>z36574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6574@ad.student.unsw.edu.au" table:formula="of:=[.B113]&amp;&quot;@&quot;&amp;[.D113]" table:style-name="ce5">
            <text:p>z36574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DJWhf</text:p>
          </table:table-cell>
          <table:table-cell table:number-columns-repeated="16374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14]&amp;&quot;@&quot;&amp;[.D114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lrzTl</text:p>
          </table:table-cell>
          <table:table-cell table:number-columns-repeated="16374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15]&amp;&quot;@&quot;&amp;[.D115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ntOHl</text:p>
          </table:table-cell>
          <table:table-cell table:number-columns-repeated="16374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16]&amp;&quot;@&quot;&amp;[.D116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pWzjA</text:p>
          </table:table-cell>
          <table:table-cell table:number-columns-repeated="16374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17]&amp;&quot;@&quot;&amp;[.D117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az60P</text:p>
          </table:table-cell>
          <table:table-cell table:number-columns-repeated="16374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18]&amp;&quot;@&quot;&amp;[.D118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VDV0T</text:p>
          </table:table-cell>
          <table:table-cell table:number-columns-repeated="16374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19]&amp;&quot;@&quot;&amp;[.D119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n62ZF</text:p>
          </table:table-cell>
          <table:table-cell table:number-columns-repeated="16374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20]&amp;&quot;@&quot;&amp;[.D120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8xN2O</text:p>
          </table:table-cell>
          <table:table-cell table:number-columns-repeated="16374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21]&amp;&quot;@&quot;&amp;[.D121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tQVCB</text:p>
          </table:table-cell>
          <table:table-cell table:number-columns-repeated="16374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22]&amp;&quot;@&quot;&amp;[.D122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ZUgpY</text:p>
          </table:table-cell>
          <table:table-cell table:number-columns-repeated="16374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vzsdv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23]&amp;&quot;@&quot;&amp;[.D123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Qp3LT</text:p>
          </table:table-cell>
          <table:table-cell table:number-columns-repeated="16374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dxsaa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24]&amp;&quot;@&quot;&amp;[.D124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hePiv</text:p>
          </table:table-cell>
          <table:table-cell table:number-columns-repeated="16374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25]&amp;&quot;@&quot;&amp;[.D125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iMe7Q</text:p>
          </table:table-cell>
          <table:table-cell table:number-columns-repeated="16374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26]&amp;&quot;@&quot;&amp;[.D126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9KAXU</text:p>
          </table:table-cell>
          <table:table-cell table:number-columns-repeated="16374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27]&amp;&quot;@&quot;&amp;[.D127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AwX9x</text:p>
          </table:table-cell>
          <table:table-cell table:number-columns-repeated="16374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28]&amp;&quot;@&quot;&amp;[.D128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cbdAL</text:p>
          </table:table-cell>
          <table:table-cell table:number-columns-repeated="16374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29]&amp;&quot;@&quot;&amp;[.D129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nlTw9</text:p>
          </table:table-cell>
          <table:table-cell table:number-columns-repeated="16374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string" table:style-name="ce5">
            <text:p>z10987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130]&amp;&quot;@&quot;&amp;[.D130]" table:style-name="ce5">
            <text:p>z10987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dAoV5</text:p>
          </table:table-cell>
          <table:table-cell table:number-columns-repeated="16374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string" table:style-name="ce5">
            <text:p>z34509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131]&amp;&quot;@&quot;&amp;[.D131]" table:style-name="ce5">
            <text:p>z34509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6">
            <text:p>mPQEK</text:p>
          </table:table-cell>
          <table:table-cell table:number-columns-repeated="16374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string" table:style-name="ce5">
            <text:p>z25874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25874@ad.student.unsw.edu.au" table:formula="of:=[.B132]&amp;&quot;@&quot;&amp;[.D132]" table:style-name="ce5">
            <text:p>z25874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LxEXb</text:p>
          </table:table-cell>
          <table:table-cell table:number-columns-repeated="16374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string" table:style-name="ce5">
            <text:p>z98799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799@ad.student.unsw.edu.au" table:formula="of:=[.B133]&amp;&quot;@&quot;&amp;[.D133]" table:style-name="ce5">
            <text:p>z98799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CrpAX</text:p>
          </table:table-cell>
          <table:table-cell table:number-columns-repeated="16374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34]&amp;&quot;@&quot;&amp;[.D134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VYZD5</text:p>
          </table:table-cell>
          <table:table-cell table:number-columns-repeated="16374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hdsbf<text:s/>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35]&amp;&quot;@&quot;&amp;[.D135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oOEDu</text:p>
          </table:table-cell>
          <table:table-cell table:number-columns-repeated="16374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asfda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36]&amp;&quot;@&quot;&amp;[.D136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iZnwI</text:p>
          </table:table-cell>
          <table:table-cell table:number-columns-repeated="16374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37]&amp;&quot;@&quot;&amp;[.D137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AVigh</text:p>
          </table:table-cell>
          <table:table-cell table:number-columns-repeated="16374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38]&amp;&quot;@&quot;&amp;[.D138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6">
            <text:p>yRhiu</text:p>
          </table:table-cell>
          <table:table-cell table:number-columns-repeated="16374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39]&amp;&quot;@&quot;&amp;[.D139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VuJpa</text:p>
          </table:table-cell>
          <table:table-cell table:number-columns-repeated="16374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40]&amp;&quot;@&quot;&amp;[.D140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7nlwn</text:p>
          </table:table-cell>
          <table:table-cell table:number-columns-repeated="16374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41]&amp;&quot;@&quot;&amp;[.D141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6">
            <text:p>vi3l7</text:p>
          </table:table-cell>
          <table:table-cell table:number-columns-repeated="16374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42]&amp;&quot;@&quot;&amp;[.D142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float" office:value="12344" table:style-name="ce6">
            <text:p>12344</text:p>
          </table:table-cell>
          <table:table-cell table:number-columns-repeated="16374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43]&amp;&quot;@&quot;&amp;[.D143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CTKQ</text:p>
          </table:table-cell>
          <table:table-cell table:number-columns-repeated="16374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44]&amp;&quot;@&quot;&amp;[.D144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iE2v1</text:p>
          </table:table-cell>
          <table:table-cell table:number-columns-repeated="16374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45]&amp;&quot;@&quot;&amp;[.D145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6">
            <text:p>g54lY</text:p>
          </table:table-cell>
          <table:table-cell table:number-columns-repeated="16374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46]&amp;&quot;@&quot;&amp;[.D146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6">
            <text:p>373rA</text:p>
          </table:table-cell>
          <table:table-cell table:number-columns-repeated="16374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rstsz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47]&amp;&quot;@&quot;&amp;[.D147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6">
            <text:p>Zvttw</text:p>
          </table:table-cell>
          <table:table-cell table:number-columns-repeated="16374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fdgss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48]&amp;&quot;@&quot;&amp;[.D148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6">
            <text:p>ojg8l</text:p>
          </table:table-cell>
          <table:table-cell table:number-columns-repeated="16374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49]&amp;&quot;@&quot;&amp;[.D149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6">
            <text:p>W2uwt</text:p>
          </table:table-cell>
          <table:table-cell table:number-columns-repeated="16374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string" table:style-name="ce5">
            <text:p>z10987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150]&amp;&quot;@&quot;&amp;[.D150]" table:style-name="ce5">
            <text:p>z10987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6">
            <text:p>ehE2R</text:p>
          </table:table-cell>
          <table:table-cell table:number-columns-repeated="16374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string" table:style-name="ce5">
            <text:p>z34509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151]&amp;&quot;@&quot;&amp;[.D151]" table:style-name="ce5">
            <text:p>z34509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office:value-type="string" table:style-name="ce5">
            <text:p>Casual Academic</text:p>
          </table:table-cell>
          <table:table-cell office:value-type="string" table:style-name="ce6">
            <text:p>SsPlI</text:p>
          </table:table-cell>
          <table:table-cell table:number-columns-repeated="16374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string" table:style-name="ce5">
            <text:p>z21212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1212@ad.student.unsw.edu.au" table:formula="of:=[.B152]&amp;&quot;@&quot;&amp;[.D152]" table:style-name="ce5">
            <text:p>z21212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Zuazw</text:p>
          </table:table-cell>
          <table:table-cell table:number-columns-repeated="16374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string" table:style-name="ce5">
            <text:p>z12132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12132@ad.student.unsw.edu.au" table:formula="of:=[.B153]&amp;&quot;@&quot;&amp;[.D153]" table:style-name="ce5">
            <text:p>z12132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bwBXK</text:p>
          </table:table-cell>
          <table:table-cell table:number-columns-repeated="16374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54]&amp;&quot;@&quot;&amp;[.D154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71lOj</text:p>
          </table:table-cell>
          <table:table-cell table:number-columns-repeated="16374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55]&amp;&quot;@&quot;&amp;[.D155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3mNXj</text:p>
          </table:table-cell>
          <table:table-cell table:number-columns-repeated="16374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56]&amp;&quot;@&quot;&amp;[.D156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GoCOW</text:p>
          </table:table-cell>
          <table:table-cell table:number-columns-repeated="16374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57]&amp;&quot;@&quot;&amp;[.D157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094Fh</text:p>
          </table:table-cell>
          <table:table-cell table:number-columns-repeated="16374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58]&amp;&quot;@&quot;&amp;[.D158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CSBYO</text:p>
          </table:table-cell>
          <table:table-cell table:number-columns-repeated="16374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59]&amp;&quot;@&quot;&amp;[.D159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WcTkc</text:p>
          </table:table-cell>
          <table:table-cell table:number-columns-repeated="16374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warfs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60]&amp;&quot;@&quot;&amp;[.D160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6">
            <text:p>5XYII</text:p>
          </table:table-cell>
          <table:table-cell table:number-columns-repeated="16374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xzfcx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61]&amp;&quot;@&quot;&amp;[.D161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JaPR2</text:p>
          </table:table-cell>
          <table:table-cell table:number-columns-repeated="16374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62]&amp;&quot;@&quot;&amp;[.D162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N061t</text:p>
          </table:table-cell>
          <table:table-cell table:number-columns-repeated="16374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63]&amp;&quot;@&quot;&amp;[.D163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6">
            <text:p>zMg5W</text:p>
          </table:table-cell>
          <table:table-cell table:number-columns-repeated="16374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64]&amp;&quot;@&quot;&amp;[.D164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vXKHb</text:p>
          </table:table-cell>
          <table:table-cell table:number-columns-repeated="16374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65]&amp;&quot;@&quot;&amp;[.D165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oLuBt</text:p>
          </table:table-cell>
          <table:table-cell table:number-columns-repeated="16374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66]&amp;&quot;@&quot;&amp;[.D166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kGFbG</text:p>
          </table:table-cell>
          <table:table-cell table:number-columns-repeated="16374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67]&amp;&quot;@&quot;&amp;[.D167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nhqjT</text:p>
          </table:table-cell>
          <table:table-cell table:number-columns-repeated="16374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68]&amp;&quot;@&quot;&amp;[.D168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ycAgs</text:p>
          </table:table-cell>
          <table:table-cell table:number-columns-repeated="16374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69]&amp;&quot;@&quot;&amp;[.D169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wUPP4</text:p>
          </table:table-cell>
          <table:table-cell table:number-columns-repeated="16374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string" table:style-name="ce5">
            <text:p>z10987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170]&amp;&quot;@&quot;&amp;[.D170]" table:style-name="ce5">
            <text:p>z10987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aJVZO</text:p>
          </table:table-cell>
          <table:table-cell table:number-columns-repeated="16374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string" table:style-name="ce5">
            <text:p>z34509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171]&amp;&quot;@&quot;&amp;[.D171]" table:style-name="ce5">
            <text:p>z34509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Tx06f</text:p>
          </table:table-cell>
          <table:table-cell table:number-columns-repeated="16374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string" table:style-name="ce5">
            <text:p>z34510</text:p>
          </table:table-cell>
          <table:table-cell office:value-type="string" table:style-name="ce5">
            <text:p>xxcda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10@ad.student.unsw.edu.au" table:formula="of:=[.B172]&amp;&quot;@&quot;&amp;[.D172]" table:style-name="ce5">
            <text:p>z3451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Ji31w</text:p>
          </table:table-cell>
          <table:table-cell table:number-columns-repeated="16374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string" table:style-name="ce5">
            <text:p>z34506</text:p>
          </table:table-cell>
          <table:table-cell office:value-type="string" table:style-name="ce5">
            <text:p>zsd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6@ad.student.unsw.edu.au" table:formula="of:=[.B173]&amp;&quot;@&quot;&amp;[.D173]" table:style-name="ce5">
            <text:p>z3450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lU6Lh</text:p>
          </table:table-cell>
          <table:table-cell table:number-columns-repeated="16374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74]&amp;&quot;@&quot;&amp;[.D174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H5ECt</text:p>
          </table:table-cell>
          <table:table-cell table:number-columns-repeated="16374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75]&amp;&quot;@&quot;&amp;[.D175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mM1hx</text:p>
          </table:table-cell>
          <table:table-cell table:number-columns-repeated="16374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76]&amp;&quot;@&quot;&amp;[.D176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SxzlB</text:p>
          </table:table-cell>
          <table:table-cell table:number-columns-repeated="16374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77]&amp;&quot;@&quot;&amp;[.D177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4aiHy</text:p>
          </table:table-cell>
          <table:table-cell table:number-columns-repeated="16374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78]&amp;&quot;@&quot;&amp;[.D178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sdWOc</text:p>
          </table:table-cell>
          <table:table-cell table:number-columns-repeated="16374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79]&amp;&quot;@&quot;&amp;[.D179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vqcCi</text:p>
          </table:table-cell>
          <table:table-cell table:number-columns-repeated="16374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80]&amp;&quot;@&quot;&amp;[.D180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5n82i</text:p>
          </table:table-cell>
          <table:table-cell table:number-columns-repeated="16374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81]&amp;&quot;@&quot;&amp;[.D181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0A2y1</text:p>
          </table:table-cell>
          <table:table-cell table:number-columns-repeated="16374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82]&amp;&quot;@&quot;&amp;[.D182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XdYSH</text:p>
          </table:table-cell>
          <table:table-cell table:number-columns-repeated="16374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83]&amp;&quot;@&quot;&amp;[.D183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NwQU7</text:p>
          </table:table-cell>
          <table:table-cell table:number-columns-repeated="16374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hcssf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84]&amp;&quot;@&quot;&amp;[.D184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9wdp3</text:p>
          </table:table-cell>
          <table:table-cell table:number-columns-repeated="16374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dsffs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85]&amp;&quot;@&quot;&amp;[.D185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7633f</text:p>
          </table:table-cell>
          <table:table-cell table:number-columns-repeated="16374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86]&amp;&quot;@&quot;&amp;[.D186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MFIe</text:p>
          </table:table-cell>
          <table:table-cell table:number-columns-repeated="16374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87]&amp;&quot;@&quot;&amp;[.D187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U7QJE</text:p>
          </table:table-cell>
          <table:table-cell table:number-columns-repeated="16374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88]&amp;&quot;@&quot;&amp;[.D188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P9CrD</text:p>
          </table:table-cell>
          <table:table-cell table:number-columns-repeated="16374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89]&amp;&quot;@&quot;&amp;[.D189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DJWhf</text:p>
          </table:table-cell>
          <table:table-cell table:number-columns-repeated="16374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string" table:style-name="ce5">
            <text:p>z10987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190]&amp;&quot;@&quot;&amp;[.D190]" table:style-name="ce5">
            <text:p>z10987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lrzTl</text:p>
          </table:table-cell>
          <table:table-cell table:number-columns-repeated="16374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string" table:style-name="ce5">
            <text:p>z34509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191]&amp;&quot;@&quot;&amp;[.D191]" table:style-name="ce5">
            <text:p>z34509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ntOHl</text:p>
          </table:table-cell>
          <table:table-cell table:number-columns-repeated="16374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string" table:style-name="ce5">
            <text:p>z10988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8@ad.student.unsw.edu.au" table:formula="of:=[.B192]&amp;&quot;@&quot;&amp;[.D192]" table:style-name="ce5">
            <text:p>z1098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pWzjA</text:p>
          </table:table-cell>
          <table:table-cell table:number-columns-repeated="16374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string" table:style-name="ce5">
            <text:p>z26747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7@ad.student.unsw.edu.au" table:formula="of:=[.B193]&amp;&quot;@&quot;&amp;[.D193]" table:style-name="ce5">
            <text:p>z26747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az60P</text:p>
          </table:table-cell>
          <table:table-cell table:number-columns-repeated="16374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94]&amp;&quot;@&quot;&amp;[.D194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VDV0T</text:p>
          </table:table-cell>
          <table:table-cell table:number-columns-repeated="16374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95]&amp;&quot;@&quot;&amp;[.D195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n62ZF</text:p>
          </table:table-cell>
          <table:table-cell table:number-columns-repeated="16374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96]&amp;&quot;@&quot;&amp;[.D196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8xN2O</text:p>
          </table:table-cell>
          <table:table-cell table:number-columns-repeated="16374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oiuyh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97]&amp;&quot;@&quot;&amp;[.D197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tQVCB</text:p>
          </table:table-cell>
          <table:table-cell table:number-columns-repeated="16374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poklk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98]&amp;&quot;@&quot;&amp;[.D198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ZUgpY</text:p>
          </table:table-cell>
          <table:table-cell table:number-columns-repeated="16374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99]&amp;&quot;@&quot;&amp;[.D199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Qp3LT</text:p>
          </table:table-cell>
          <table:table-cell table:number-columns-repeated="16374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200]&amp;&quot;@&quot;&amp;[.D200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hePiv</text:p>
          </table:table-cell>
          <table:table-cell table:number-columns-repeated="16374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201]&amp;&quot;@&quot;&amp;[.D201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iMe7Q</text:p>
          </table:table-cell>
          <table:table-cell table:number-columns-repeated="16374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202]&amp;&quot;@&quot;&amp;[.D202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9KAXU</text:p>
          </table:table-cell>
          <table:table-cell table:number-columns-repeated="16374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203]&amp;&quot;@&quot;&amp;[.D203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AwX9x</text:p>
          </table:table-cell>
          <table:table-cell table:number-columns-repeated="16374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204]&amp;&quot;@&quot;&amp;[.D204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cbdAL</text:p>
          </table:table-cell>
          <table:table-cell table:number-columns-repeated="16374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205]&amp;&quot;@&quot;&amp;[.D205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nlTw9</text:p>
          </table:table-cell>
          <table:table-cell table:number-columns-repeated="16374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206]&amp;&quot;@&quot;&amp;[.D206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dAoV5</text:p>
          </table:table-cell>
          <table:table-cell table:number-columns-repeated="16374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207]&amp;&quot;@&quot;&amp;[.D207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vXKHb</text:p>
          </table:table-cell>
          <table:table-cell table:number-columns-repeated="16374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208]&amp;&quot;@&quot;&amp;[.D208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oLuBt</text:p>
          </table:table-cell>
          <table:table-cell table:number-columns-repeated="16374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lkiol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209]&amp;&quot;@&quot;&amp;[.D209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kGFbG</text:p>
          </table:table-cell>
          <table:table-cell table:number-columns-repeated="16374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string" table:style-name="ce5">
            <text:p>z10987</text:p>
          </table:table-cell>
          <table:table-cell office:value-type="string" table:style-name="ce5">
            <text:p>sspol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210]&amp;&quot;@&quot;&amp;[.D210]" table:style-name="ce5">
            <text:p>z10987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nhqjT</text:p>
          </table:table-cell>
          <table:table-cell table:number-columns-repeated="16374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string" table:style-name="ce5">
            <text:p>z34509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211]&amp;&quot;@&quot;&amp;[.D211]" table:style-name="ce5">
            <text:p>z34509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ycAgs</text:p>
          </table:table-cell>
          <table:table-cell table:number-columns-repeated="16374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string" table:style-name="ce5">
            <text:p>z22225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22225@ad.student.unsw.edu.au" table:formula="of:=[.B212]&amp;&quot;@&quot;&amp;[.D212]" table:style-name="ce5">
            <text:p>z22225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wUPP4</text:p>
          </table:table-cell>
          <table:table-cell table:number-columns-repeated="16374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string" table:style-name="ce5">
            <text:p>z54552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54552@ad.student.unsw.edu.au" table:formula="of:=[.B213]&amp;&quot;@&quot;&amp;[.D213]" table:style-name="ce5">
            <text:p>z54552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aJVZO</text:p>
          </table:table-cell>
          <table:table-cell table:number-columns-repeated="16374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214]&amp;&quot;@&quot;&amp;[.D214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Tx06f</text:p>
          </table:table-cell>
          <table:table-cell table:number-columns-repeated="16374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215]&amp;&quot;@&quot;&amp;[.D215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Ji31w</text:p>
          </table:table-cell>
          <table:table-cell table:number-columns-repeated="16374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216]&amp;&quot;@&quot;&amp;[.D216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lU6Lh</text:p>
          </table:table-cell>
          <table:table-cell table:number-columns-repeated="16374"/>
        </table:table-row>
        <table:table-row table:style-name="ro1">
          <table:table-cell office:value-type="float" office:value="216" table:style-name="ce5">
            <text:p>216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217]&amp;&quot;@&quot;&amp;[.D217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H5ECt</text:p>
          </table:table-cell>
          <table:table-cell table:number-columns-repeated="16374"/>
        </table:table-row>
        <table:table-row table:style-name="ro1">
          <table:table-cell office:value-type="float" office:value="217" table:style-name="ce5">
            <text:p>217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218]&amp;&quot;@&quot;&amp;[.D218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mM1hx</text:p>
          </table:table-cell>
          <table:table-cell table:number-columns-repeated="16374"/>
        </table:table-row>
        <table:table-row table:style-name="ro1">
          <table:table-cell office:value-type="float" office:value="218" table:style-name="ce5">
            <text:p>218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219]&amp;&quot;@&quot;&amp;[.D219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SxzlB</text:p>
          </table:table-cell>
          <table:table-cell table:number-columns-repeated="16374"/>
        </table:table-row>
        <table:table-row table:style-name="ro1">
          <table:table-cell office:value-type="float" office:value="219" table:style-name="ce5">
            <text:p>219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220]&amp;&quot;@&quot;&amp;[.D220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4aiHy</text:p>
          </table:table-cell>
          <table:table-cell table:number-columns-repeated="16374"/>
        </table:table-row>
        <table:table-row table:style-name="ro1">
          <table:table-cell office:value-type="float" office:value="220" table:style-name="ce5">
            <text:p>220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vvsad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221]&amp;&quot;@&quot;&amp;[.D221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sdWOc</text:p>
          </table:table-cell>
          <table:table-cell table:number-columns-repeated="16374"/>
        </table:table-row>
        <table:table-row table:style-name="ro1">
          <table:table-cell office:value-type="float" office:value="221" table:style-name="ce5">
            <text:p>221</text:p>
          </table:table-cell>
          <table:table-cell office:value-type="string" table:style-name="ce5">
            <text:p>z27693</text:p>
          </table:table-cell>
          <table:table-cell office:value-type="string" table:style-name="ce5">
            <text:p>bbvhv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222]&amp;&quot;@&quot;&amp;[.D222]" table:style-name="ce5">
            <text:p>z2769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7">
            <text:p>vqcCi</text:p>
          </table:table-cell>
          <table:table-cell table:number-columns-repeated="16374"/>
        </table:table-row>
        <table:table-row table:style-name="ro1">
          <table:table-cell office:value-type="float" office:value="222" table:style-name="ce5">
            <text:p>222</text:p>
          </table:table-cell>
          <table:table-cell office:value-type="string" table:style-name="ce5">
            <text:p>z26743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223]&amp;&quot;@&quot;&amp;[.D223]" table:style-name="ce5">
            <text:p>z2674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5n82i</text:p>
          </table:table-cell>
          <table:table-cell table:number-columns-repeated="16374"/>
        </table:table-row>
        <table:table-row table:style-name="ro1">
          <table:table-cell office:value-type="float" office:value="223" table:style-name="ce5">
            <text:p>223</text:p>
          </table:table-cell>
          <table:table-cell office:value-type="string" table:style-name="ce5">
            <text:p>z11330</text:p>
          </table:table-cell>
          <table:table-cell office:value-type="string" table:style-name="ce5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224]&amp;&quot;@&quot;&amp;[.D224]" table:style-name="ce5">
            <text:p>z11330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0A2y1</text:p>
          </table:table-cell>
          <table:table-cell table:number-columns-repeated="16374"/>
        </table:table-row>
        <table:table-row table:style-name="ro1">
          <table:table-cell office:value-type="float" office:value="224" table:style-name="ce5">
            <text:p>224</text:p>
          </table:table-cell>
          <table:table-cell office:value-type="string" table:style-name="ce5">
            <text:p>z82918</text:p>
          </table:table-cell>
          <table:table-cell office:value-type="string" table:style-name="ce5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225]&amp;&quot;@&quot;&amp;[.D225]" table:style-name="ce5">
            <text:p>z82918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XdYSH</text:p>
          </table:table-cell>
          <table:table-cell table:number-columns-repeated="16374"/>
        </table:table-row>
        <table:table-row table:style-name="ro1">
          <table:table-cell office:value-type="float" office:value="225" table:style-name="ce5">
            <text:p>225</text:p>
          </table:table-cell>
          <table:table-cell office:value-type="string" table:style-name="ce5">
            <text:p>z73733</text:p>
          </table:table-cell>
          <table:table-cell office:value-type="string" table:style-name="ce5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226]&amp;&quot;@&quot;&amp;[.D226]" table:style-name="ce5">
            <text:p>z7373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NwQU7</text:p>
          </table:table-cell>
          <table:table-cell table:number-columns-repeated="16374"/>
        </table:table-row>
        <table:table-row table:style-name="ro1">
          <table:table-cell office:value-type="float" office:value="226" table:style-name="ce5">
            <text:p>226</text:p>
          </table:table-cell>
          <table:table-cell office:value-type="string" table:style-name="ce5">
            <text:p>z34966</text:p>
          </table:table-cell>
          <table:table-cell office:value-type="string" table:style-name="ce5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227]&amp;&quot;@&quot;&amp;[.D227]" table:style-name="ce5">
            <text:p>z34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9wdp3</text:p>
          </table:table-cell>
          <table:table-cell table:number-columns-repeated="16374"/>
        </table:table-row>
        <table:table-row table:style-name="ro1">
          <table:table-cell office:value-type="float" office:value="227" table:style-name="ce5">
            <text:p>227</text:p>
          </table:table-cell>
          <table:table-cell office:value-type="string" table:style-name="ce5">
            <text:p>z98966</text:p>
          </table:table-cell>
          <table:table-cell office:value-type="string" table:style-name="ce5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228]&amp;&quot;@&quot;&amp;[.D228]" table:style-name="ce5">
            <text:p>z98966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...</text:p>
          </table:table-cell>
          <table:table-cell table:number-columns-repeated="16374"/>
        </table:table-row>
        <table:table-row table:style-name="ro1">
          <table:table-cell office:value-type="float" office:value="228" table:style-name="ce5">
            <text:p>228</text:p>
          </table:table-cell>
          <table:table-cell office:value-type="string" table:style-name="ce5">
            <text:p>z58853</text:p>
          </table:table-cell>
          <table:table-cell office:value-type="string" table:style-name="ce5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229]&amp;&quot;@&quot;&amp;[.D229]" table:style-name="ce5">
            <text:p>z58853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asters Degree (Research)</text:p>
          </table:table-cell>
          <table:table-cell table:style-name="ce5"/>
          <table:table-cell office:value-type="string" table:style-name="ce7">
            <text:p>MFIe</text:p>
          </table:table-cell>
          <table:table-cell table:number-columns-repeated="16374"/>
        </table:table-row>
        <table:table-row table:style-name="ro1">
          <table:table-cell office:value-type="float" office:value="229" table:style-name="ce5">
            <text:p>229</text:p>
          </table:table-cell>
          <table:table-cell office:value-type="string" table:style-name="ce5">
            <text:p>z10987</text:p>
          </table:table-cell>
          <table:table-cell office:value-type="string" table:style-name="ce5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230]&amp;&quot;@&quot;&amp;[.D230]" table:style-name="ce5">
            <text:p>z10987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U7QJE</text:p>
          </table:table-cell>
          <table:table-cell table:number-columns-repeated="16374"/>
        </table:table-row>
        <table:table-row table:style-name="ro1">
          <table:table-cell office:value-type="float" office:value="230" table:style-name="ce5">
            <text:p>230</text:p>
          </table:table-cell>
          <table:table-cell office:value-type="string" table:style-name="ce5">
            <text:p>z34509</text:p>
          </table:table-cell>
          <table:table-cell office:value-type="string" table:style-name="ce5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231]&amp;&quot;@&quot;&amp;[.D231]" table:style-name="ce5">
            <text:p>z34509@ad.student.unsw.edu.au</text:p>
          </table:table-cell>
          <table:table-cell office:value-type="string" table:style-name="ce5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octorate</text:p>
          </table:table-cell>
          <table:table-cell table:style-name="ce5"/>
          <table:table-cell office:value-type="string" table:style-name="ce7">
            <text:p>P9CrD</text:p>
          </table:table-cell>
          <table:table-cell table:number-columns-repeated="16374"/>
        </table:table-row>
        <table:table-row table:number-rows-repeated="1048345" table:style-name="ro2">
          <table:table-cell table:number-columns-repeated="16384"/>
        </table:table-row>
      </table:table>
      <table:table table:name="CSE_staff" table:style-name="ta2"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Staff z ID</text:p>
          </table:table-cell>
          <table:table-cell office:value-type="string" table:style-name="ce2">
            <text:p>Candidate Name</text:p>
          </table:table-cell>
          <table:table-cell office:value-type="string" table:style-name="ce2">
            <text:p>Test</text:p>
          </table:table-cell>
          <table:table-cell office:value-type="string" table:style-name="ce2">
            <text:p>Email ID</text:p>
          </table:table-cell>
          <table:table-cell office:value-type="string" table:style-name="ce2">
            <text:p>Faculty Name</text:p>
          </table:table-cell>
          <table:table-cell office:value-type="string" table:style-name="ce2">
            <text:p>School Name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Role</text:p>
          </table:table-cell>
          <table:table-cell office:value-type="string" table:style-name="ce8">
            <text:p>Password</text:p>
          </table:table-cell>
          <table:table-cell table:number-columns-repeated="16374" table:style-name="ce4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z17887</text:p>
          </table:table-cell>
          <table:table-cell office:value-type="string" table:style-name="ce5">
            <text:p>aooif</text:p>
          </table:table-cell>
          <table:table-cell office:value-type="string" table:style-name="ce5">
            <text:p>unsw.edu.au</text:p>
          </table:table-cell>
          <table:table-cell office:value-type="string" office:string-value="aooif@unsw.edu.au" table:formula="of:=[.C2]&amp;&quot;@&quot;&amp;[.D2]" table:style-name="ce5">
            <text:p>aooif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CrpAX</text:p>
          </table:table-cell>
          <table:table-cell table:number-columns-repeated="16374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z44293</text:p>
          </table:table-cell>
          <table:table-cell office:value-type="string" table:style-name="ce5">
            <text:p>hyhsy</text:p>
          </table:table-cell>
          <table:table-cell office:value-type="string" table:style-name="ce5">
            <text:p>unsw.edu.au</text:p>
          </table:table-cell>
          <table:table-cell office:value-type="string" office:string-value="hyhsy@unsw.edu.au" table:formula="of:=[.C3]&amp;&quot;@&quot;&amp;[.D3]" table:style-name="ce5">
            <text:p>hyhsy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VYZD5</text:p>
          </table:table-cell>
          <table:table-cell table:number-columns-repeated="16374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z54322</text:p>
          </table:table-cell>
          <table:table-cell office:value-type="string" table:style-name="ce5">
            <text:p>tjfxr</text:p>
          </table:table-cell>
          <table:table-cell office:value-type="string" table:style-name="ce5">
            <text:p>unsw.edu.au</text:p>
          </table:table-cell>
          <table:table-cell office:value-type="string" office:string-value="tjfxr@unsw.edu.au" table:formula="of:=[.C4]&amp;&quot;@&quot;&amp;[.D4]" table:style-name="ce5">
            <text:p>tjfxr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Professional</text:p>
          </table:table-cell>
          <table:table-cell office:value-type="string" table:style-name="ce6">
            <text:p>oOEDu</text:p>
          </table:table-cell>
          <table:table-cell table:number-columns-repeated="16374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z54437</text:p>
          </table:table-cell>
          <table:table-cell office:value-type="string" table:style-name="ce5">
            <text:p>tzoyy</text:p>
          </table:table-cell>
          <table:table-cell office:value-type="string" table:style-name="ce5">
            <text:p>unsw.edu.au</text:p>
          </table:table-cell>
          <table:table-cell office:value-type="string" office:string-value="tzoyy@unsw.edu.au" table:formula="of:=[.C5]&amp;&quot;@&quot;&amp;[.D5]" table:style-name="ce5">
            <text:p>tzoyy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6">
            <text:p>iZnwI</text:p>
          </table:table-cell>
          <table:table-cell table:number-columns-repeated="16374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z47478</text:p>
          </table:table-cell>
          <table:table-cell office:value-type="string" table:style-name="ce5">
            <text:p>kjkkx</text:p>
          </table:table-cell>
          <table:table-cell office:value-type="string" table:style-name="ce5">
            <text:p>unsw.edu.au</text:p>
          </table:table-cell>
          <table:table-cell office:value-type="string" office:string-value="kjkkx@unsw.edu.au" table:formula="of:=[.C6]&amp;&quot;@&quot;&amp;[.D6]" table:style-name="ce5">
            <text:p>kjkkx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AVigh</text:p>
          </table:table-cell>
          <table:table-cell table:number-columns-repeated="16374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z97732</text:p>
          </table:table-cell>
          <table:table-cell office:value-type="string" table:style-name="ce5">
            <text:p>trgje</text:p>
          </table:table-cell>
          <table:table-cell office:value-type="string" table:style-name="ce5">
            <text:p>unsw.edu.au</text:p>
          </table:table-cell>
          <table:table-cell office:value-type="string" office:string-value="trgje@unsw.edu.au" table:formula="of:=[.C7]&amp;&quot;@&quot;&amp;[.D7]" table:style-name="ce5">
            <text:p>trgje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yRhiu</text:p>
          </table:table-cell>
          <table:table-cell table:number-columns-repeated="16374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5">
            <text:p>z55294</text:p>
          </table:table-cell>
          <table:table-cell office:value-type="string" table:style-name="ce5">
            <text:p>mzzpu</text:p>
          </table:table-cell>
          <table:table-cell office:value-type="string" table:style-name="ce5">
            <text:p>unsw.edu.au</text:p>
          </table:table-cell>
          <table:table-cell office:value-type="string" office:string-value="mzzpu@unsw.edu.au" table:formula="of:=[.C8]&amp;&quot;@&quot;&amp;[.D8]" table:style-name="ce5">
            <text:p>mzzpu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6">
            <text:p>VuJpa</text:p>
          </table:table-cell>
          <table:table-cell table:number-columns-repeated="16374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z40039</text:p>
          </table:table-cell>
          <table:table-cell office:value-type="string" table:style-name="ce5">
            <text:p>ytsce</text:p>
          </table:table-cell>
          <table:table-cell office:value-type="string" table:style-name="ce5">
            <text:p>unsw.edu.au</text:p>
          </table:table-cell>
          <table:table-cell office:value-type="string" office:string-value="ytsce@unsw.edu.au" table:formula="of:=[.C9]&amp;&quot;@&quot;&amp;[.D9]" table:style-name="ce5">
            <text:p>ytsce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7nlwn</text:p>
          </table:table-cell>
          <table:table-cell table:number-columns-repeated="16374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5">
            <text:p>z19077</text:p>
          </table:table-cell>
          <table:table-cell office:value-type="string" table:style-name="ce5">
            <text:p>jluty</text:p>
          </table:table-cell>
          <table:table-cell office:value-type="string" table:style-name="ce5">
            <text:p>unsw.edu.au</text:p>
          </table:table-cell>
          <table:table-cell office:value-type="string" office:string-value="jluty@unsw.edu.au" table:formula="of:=[.C10]&amp;&quot;@&quot;&amp;[.D10]" table:style-name="ce5">
            <text:p>jluty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NA</text:p>
          </table:table-cell>
          <table:table-cell office:value-type="string" table:style-name="ce6">
            <text:p>vi3l7</text:p>
          </table:table-cell>
          <table:table-cell table:number-columns-repeated="16374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5">
            <text:p>z96765</text:p>
          </table:table-cell>
          <table:table-cell office:value-type="string" table:style-name="ce5">
            <text:p>jfvyy</text:p>
          </table:table-cell>
          <table:table-cell office:value-type="string" table:style-name="ce5">
            <text:p>unsw.edu.au</text:p>
          </table:table-cell>
          <table:table-cell office:value-type="string" office:string-value="jfvyy@unsw.edu.au" table:formula="of:=[.C11]&amp;&quot;@&quot;&amp;[.D11]" table:style-name="ce5">
            <text:p>jfvyy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NA</text:p>
          </table:table-cell>
          <table:table-cell office:value-type="float" office:value="12344" table:style-name="ce6">
            <text:p>12344</text:p>
          </table:table-cell>
          <table:table-cell table:number-columns-repeated="16374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5">
            <text:p>z22571</text:p>
          </table:table-cell>
          <table:table-cell office:value-type="string" table:style-name="ce5">
            <text:p>xjqxo</text:p>
          </table:table-cell>
          <table:table-cell office:value-type="string" table:style-name="ce5">
            <text:p>unsw.edu.au</text:p>
          </table:table-cell>
          <table:table-cell office:value-type="string" office:string-value="xjqxo@unsw.edu.au" table:formula="of:=[.C12]&amp;&quot;@&quot;&amp;[.D12]" table:style-name="ce5">
            <text:p>xjqxo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CTKQ</text:p>
          </table:table-cell>
          <table:table-cell table:number-columns-repeated="16374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5">
            <text:p>z57459</text:p>
          </table:table-cell>
          <table:table-cell office:value-type="string" table:style-name="ce5">
            <text:p>vkmlm</text:p>
          </table:table-cell>
          <table:table-cell office:value-type="string" table:style-name="ce5">
            <text:p>unsw.edu.au</text:p>
          </table:table-cell>
          <table:table-cell office:value-type="string" office:string-value="vkmlm@unsw.edu.au" table:formula="of:=[.C13]&amp;&quot;@&quot;&amp;[.D13]" table:style-name="ce5">
            <text:p>vkmlm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iE2v1</text:p>
          </table:table-cell>
          <table:table-cell table:number-columns-repeated="16374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5">
            <text:p>z30559</text:p>
          </table:table-cell>
          <table:table-cell office:value-type="string" table:style-name="ce5">
            <text:p>jgxuq</text:p>
          </table:table-cell>
          <table:table-cell office:value-type="string" table:style-name="ce5">
            <text:p>unsw.edu.au</text:p>
          </table:table-cell>
          <table:table-cell office:value-type="string" office:string-value="jgxuq@unsw.edu.au" table:formula="of:=[.C14]&amp;&quot;@&quot;&amp;[.D14]" table:style-name="ce5">
            <text:p>jgxuq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6">
            <text:p>g54lY</text:p>
          </table:table-cell>
          <table:table-cell table:number-columns-repeated="16374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5">
            <text:p>z65338</text:p>
          </table:table-cell>
          <table:table-cell office:value-type="string" table:style-name="ce5">
            <text:p>dbpvo</text:p>
          </table:table-cell>
          <table:table-cell office:value-type="string" table:style-name="ce5">
            <text:p>unsw.edu.au</text:p>
          </table:table-cell>
          <table:table-cell office:value-type="string" office:string-value="dbpvo@unsw.edu.au" table:formula="of:=[.C15]&amp;&quot;@&quot;&amp;[.D15]" table:style-name="ce5">
            <text:p>dbpvo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NA</text:p>
          </table:table-cell>
          <table:table-cell office:value-type="string" table:style-name="ce6">
            <text:p>373rA</text:p>
          </table:table-cell>
          <table:table-cell table:number-columns-repeated="16374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5">
            <text:p>z32552</text:p>
          </table:table-cell>
          <table:table-cell office:value-type="string" table:style-name="ce5">
            <text:p>ogari</text:p>
          </table:table-cell>
          <table:table-cell office:value-type="string" table:style-name="ce5">
            <text:p>unsw.edu.au</text:p>
          </table:table-cell>
          <table:table-cell office:value-type="string" office:string-value="ogari@unsw.edu.au" table:formula="of:=[.C16]&amp;&quot;@&quot;&amp;[.D16]" table:style-name="ce5">
            <text:p>ogari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Zvttw</text:p>
          </table:table-cell>
          <table:table-cell table:number-columns-repeated="1637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5">
            <text:p>z3658</text:p>
          </table:table-cell>
          <table:table-cell office:value-type="string" table:style-name="ce5">
            <text:p>croav</text:p>
          </table:table-cell>
          <table:table-cell office:value-type="string" table:style-name="ce5">
            <text:p>unsw.edu.au</text:p>
          </table:table-cell>
          <table:table-cell office:value-type="string" office:string-value="croav@unsw.edu.au" table:formula="of:=[.C17]&amp;&quot;@&quot;&amp;[.D17]" table:style-name="ce5">
            <text:p>croav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ojg8l</text:p>
          </table:table-cell>
          <table:table-cell table:number-columns-repeated="1637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5">
            <text:p>z17887</text:p>
          </table:table-cell>
          <table:table-cell office:value-type="string" table:style-name="ce5">
            <text:p>xjmmj</text:p>
          </table:table-cell>
          <table:table-cell office:value-type="string" table:style-name="ce5">
            <text:p>unsw.edu.au</text:p>
          </table:table-cell>
          <table:table-cell office:value-type="string" office:string-value="xjmmj@unsw.edu.au" table:formula="of:=[.C18]&amp;&quot;@&quot;&amp;[.D18]" table:style-name="ce5">
            <text:p>xjmmj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W2uwt</text:p>
          </table:table-cell>
          <table:table-cell table:number-columns-repeated="1637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5">
            <text:p>z44293</text:p>
          </table:table-cell>
          <table:table-cell office:value-type="string" table:style-name="ce5">
            <text:p>abvgn</text:p>
          </table:table-cell>
          <table:table-cell office:value-type="string" table:style-name="ce5">
            <text:p>unsw.edu.au</text:p>
          </table:table-cell>
          <table:table-cell office:value-type="string" office:string-value="abvgn@unsw.edu.au" table:formula="of:=[.C19]&amp;&quot;@&quot;&amp;[.D19]" table:style-name="ce5">
            <text:p>abvgn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ehE2R</text:p>
          </table:table-cell>
          <table:table-cell table:number-columns-repeated="1637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5">
            <text:p>z54322</text:p>
          </table:table-cell>
          <table:table-cell office:value-type="string" table:style-name="ce5">
            <text:p>lpgyy</text:p>
          </table:table-cell>
          <table:table-cell office:value-type="string" table:style-name="ce5">
            <text:p>unsw.edu.au</text:p>
          </table:table-cell>
          <table:table-cell office:value-type="string" office:string-value="lpgyy@unsw.edu.au" table:formula="of:=[.C20]&amp;&quot;@&quot;&amp;[.D20]" table:style-name="ce5">
            <text:p>lpgyy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6">
            <text:p>SsPlI</text:p>
          </table:table-cell>
          <table:table-cell table:number-columns-repeated="1637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5">
            <text:p>z54437</text:p>
          </table:table-cell>
          <table:table-cell office:value-type="string" table:style-name="ce5">
            <text:p>ygjby</text:p>
          </table:table-cell>
          <table:table-cell office:value-type="string" table:style-name="ce5">
            <text:p>unsw.edu.au</text:p>
          </table:table-cell>
          <table:table-cell office:value-type="string" office:string-value="ygjby@unsw.edu.au" table:formula="of:=[.C21]&amp;&quot;@&quot;&amp;[.D21]" table:style-name="ce5">
            <text:p>ygjby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Zuazw</text:p>
          </table:table-cell>
          <table:table-cell table:number-columns-repeated="16374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5">
            <text:p>z47478</text:p>
          </table:table-cell>
          <table:table-cell office:value-type="string" table:style-name="ce5">
            <text:p>xqaqw</text:p>
          </table:table-cell>
          <table:table-cell office:value-type="string" table:style-name="ce5">
            <text:p>unsw.edu.au</text:p>
          </table:table-cell>
          <table:table-cell office:value-type="string" office:string-value="xqaqw@unsw.edu.au" table:formula="of:=[.C22]&amp;&quot;@&quot;&amp;[.D22]" table:style-name="ce5">
            <text:p>xqaqw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bwBXK</text:p>
          </table:table-cell>
          <table:table-cell table:number-columns-repeated="16374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5">
            <text:p>z97732</text:p>
          </table:table-cell>
          <table:table-cell office:value-type="string" table:style-name="ce5">
            <text:p>lkiki</text:p>
          </table:table-cell>
          <table:table-cell office:value-type="string" table:style-name="ce5">
            <text:p>unsw.edu.au</text:p>
          </table:table-cell>
          <table:table-cell office:value-type="string" office:string-value="lkiki@unsw.edu.au" table:formula="of:=[.C23]&amp;&quot;@&quot;&amp;[.D23]" table:style-name="ce5">
            <text:p>lkiki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Professional</text:p>
          </table:table-cell>
          <table:table-cell office:value-type="string" table:style-name="ce6">
            <text:p>71lOj</text:p>
          </table:table-cell>
          <table:table-cell table:number-columns-repeated="16374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5">
            <text:p>z55294</text:p>
          </table:table-cell>
          <table:table-cell office:value-type="string" table:style-name="ce5">
            <text:p>psml</text:p>
          </table:table-cell>
          <table:table-cell office:value-type="string" table:style-name="ce5">
            <text:p>unsw.edu.au</text:p>
          </table:table-cell>
          <table:table-cell office:value-type="string" office:string-value="psml@unsw.edu.au" table:formula="of:=[.C24]&amp;&quot;@&quot;&amp;[.D24]" table:style-name="ce5">
            <text:p>psml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3mNXj</text:p>
          </table:table-cell>
          <table:table-cell table:number-columns-repeated="16374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5">
            <text:p>z40039</text:p>
          </table:table-cell>
          <table:table-cell office:value-type="string" table:style-name="ce5">
            <text:p>zesqr</text:p>
          </table:table-cell>
          <table:table-cell office:value-type="string" table:style-name="ce5">
            <text:p>unsw.edu.au</text:p>
          </table:table-cell>
          <table:table-cell office:value-type="string" office:string-value="zesqr@unsw.edu.au" table:formula="of:=[.C25]&amp;&quot;@&quot;&amp;[.D25]" table:style-name="ce5">
            <text:p>zesqr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Civil Eng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GoCOW</text:p>
          </table:table-cell>
          <table:table-cell table:number-columns-repeated="16374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5">
            <text:p>z19077</text:p>
          </table:table-cell>
          <table:table-cell office:value-type="string" table:style-name="ce5">
            <text:p>qwjgy</text:p>
          </table:table-cell>
          <table:table-cell office:value-type="string" table:style-name="ce5">
            <text:p>unsw.edu.au</text:p>
          </table:table-cell>
          <table:table-cell office:value-type="string" office:string-value="qwjgy@unsw.edu.au" table:formula="of:=[.C26]&amp;&quot;@&quot;&amp;[.D26]" table:style-name="ce5">
            <text:p>qwjgy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094Fh</text:p>
          </table:table-cell>
          <table:table-cell table:number-columns-repeated="16374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5">
            <text:p>z96765</text:p>
          </table:table-cell>
          <table:table-cell office:value-type="string" table:style-name="ce5">
            <text:p>bvljb</text:p>
          </table:table-cell>
          <table:table-cell office:value-type="string" table:style-name="ce5">
            <text:p>unsw.edu.au</text:p>
          </table:table-cell>
          <table:table-cell office:value-type="string" office:string-value="bvljb@unsw.edu.au" table:formula="of:=[.C27]&amp;&quot;@&quot;&amp;[.D27]" table:style-name="ce5">
            <text:p>bvljb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CSBYO</text:p>
          </table:table-cell>
          <table:table-cell table:number-columns-repeated="16374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5">
            <text:p>z22571</text:p>
          </table:table-cell>
          <table:table-cell office:value-type="string" table:style-name="ce5">
            <text:p>rjpju</text:p>
          </table:table-cell>
          <table:table-cell office:value-type="string" table:style-name="ce5">
            <text:p>unsw.edu.au</text:p>
          </table:table-cell>
          <table:table-cell office:value-type="string" office:string-value="rjpju@unsw.edu.au" table:formula="of:=[.C28]&amp;&quot;@&quot;&amp;[.D28]" table:style-name="ce5">
            <text:p>rjpju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Adjunct Prof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WcTkc</text:p>
          </table:table-cell>
          <table:table-cell table:number-columns-repeated="16374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5">
            <text:p>z57459</text:p>
          </table:table-cell>
          <table:table-cell office:value-type="string" table:style-name="ce5">
            <text:p>liqqz</text:p>
          </table:table-cell>
          <table:table-cell office:value-type="string" table:style-name="ce5">
            <text:p>unsw.edu.au</text:p>
          </table:table-cell>
          <table:table-cell office:value-type="string" office:string-value="liqqz@unsw.edu.au" table:formula="of:=[.C29]&amp;&quot;@&quot;&amp;[.D29]" table:style-name="ce5">
            <text:p>liqqz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5XYII</text:p>
          </table:table-cell>
          <table:table-cell table:number-columns-repeated="16374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5">
            <text:p>z30559</text:p>
          </table:table-cell>
          <table:table-cell office:value-type="string" table:style-name="ce5">
            <text:p>gmfzg</text:p>
          </table:table-cell>
          <table:table-cell office:value-type="string" table:style-name="ce5">
            <text:p>unsw.edu.au</text:p>
          </table:table-cell>
          <table:table-cell office:value-type="string" office:string-value="gmfzg@unsw.edu.au" table:formula="of:=[.C30]&amp;&quot;@&quot;&amp;[.D30]" table:style-name="ce5">
            <text:p>gmfzg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JaPR2</text:p>
          </table:table-cell>
          <table:table-cell table:number-columns-repeated="16374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5">
            <text:p>z65338</text:p>
          </table:table-cell>
          <table:table-cell office:value-type="string" table:style-name="ce5">
            <text:p>achdi</text:p>
          </table:table-cell>
          <table:table-cell office:value-type="string" table:style-name="ce5">
            <text:p>unsw.edu.au</text:p>
          </table:table-cell>
          <table:table-cell office:value-type="string" office:string-value="achdi@unsw.edu.au" table:formula="of:=[.C31]&amp;&quot;@&quot;&amp;[.D31]" table:style-name="ce5">
            <text:p>achdi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Professional</text:p>
          </table:table-cell>
          <table:table-cell office:value-type="string" table:style-name="ce6">
            <text:p>N061t</text:p>
          </table:table-cell>
          <table:table-cell table:number-columns-repeated="16374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5">
            <text:p>z25993</text:p>
          </table:table-cell>
          <table:table-cell office:value-type="string" table:style-name="ce5">
            <text:p>aowom</text:p>
          </table:table-cell>
          <table:table-cell office:value-type="string" table:style-name="ce5">
            <text:p>unsw.edu.au</text:p>
          </table:table-cell>
          <table:table-cell office:value-type="string" office:string-value="aowom@unsw.edu.au" table:formula="of:=[.C32]&amp;&quot;@&quot;&amp;[.D32]" table:style-name="ce5">
            <text:p>aowom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zMg5W</text:p>
          </table:table-cell>
          <table:table-cell table:number-columns-repeated="16374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5">
            <text:p>z33652</text:p>
          </table:table-cell>
          <table:table-cell office:value-type="string" table:style-name="ce5">
            <text:p>vsxla</text:p>
          </table:table-cell>
          <table:table-cell office:value-type="string" table:style-name="ce5">
            <text:p>unsw.edu.au</text:p>
          </table:table-cell>
          <table:table-cell office:value-type="string" office:string-value="vsxla@unsw.edu.au" table:formula="of:=[.C33]&amp;&quot;@&quot;&amp;[.D33]" table:style-name="ce5">
            <text:p>vsxla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Professional</text:p>
          </table:table-cell>
          <table:table-cell office:value-type="string" table:style-name="ce7">
            <text:p>vXKHb</text:p>
          </table:table-cell>
          <table:table-cell table:number-columns-repeated="16374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5">
            <text:p>z17887</text:p>
          </table:table-cell>
          <table:table-cell office:value-type="string" table:style-name="ce5">
            <text:p>pczae</text:p>
          </table:table-cell>
          <table:table-cell office:value-type="string" table:style-name="ce5">
            <text:p>unsw.edu.au</text:p>
          </table:table-cell>
          <table:table-cell office:value-type="string" office:string-value="pczae@unsw.edu.au" table:formula="of:=[.C34]&amp;&quot;@&quot;&amp;[.D34]" table:style-name="ce5">
            <text:p>pczae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7">
            <text:p>oLuBt</text:p>
          </table:table-cell>
          <table:table-cell table:number-columns-repeated="16374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5">
            <text:p>z44293</text:p>
          </table:table-cell>
          <table:table-cell office:value-type="string" table:style-name="ce5">
            <text:p>zgwrl</text:p>
          </table:table-cell>
          <table:table-cell office:value-type="string" table:style-name="ce5">
            <text:p>unsw.edu.au</text:p>
          </table:table-cell>
          <table:table-cell office:value-type="string" office:string-value="zgwrl@unsw.edu.au" table:formula="of:=[.C35]&amp;&quot;@&quot;&amp;[.D35]" table:style-name="ce5">
            <text:p>zgwrl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Professional</text:p>
          </table:table-cell>
          <table:table-cell office:value-type="string" table:style-name="ce7">
            <text:p>kGFbG</text:p>
          </table:table-cell>
          <table:table-cell table:number-columns-repeated="16374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5">
            <text:p>z54322</text:p>
          </table:table-cell>
          <table:table-cell office:value-type="string" table:style-name="ce5">
            <text:p>uwnoi</text:p>
          </table:table-cell>
          <table:table-cell office:value-type="string" table:style-name="ce5">
            <text:p>unsw.edu.au</text:p>
          </table:table-cell>
          <table:table-cell office:value-type="string" office:string-value="uwnoi@unsw.edu.au" table:formula="of:=[.C36]&amp;&quot;@&quot;&amp;[.D36]" table:style-name="ce5">
            <text:p>uwnoi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nhqjT</text:p>
          </table:table-cell>
          <table:table-cell table:number-columns-repeated="16374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5">
            <text:p>z54437</text:p>
          </table:table-cell>
          <table:table-cell office:value-type="string" table:style-name="ce5">
            <text:p>ofjzr</text:p>
          </table:table-cell>
          <table:table-cell office:value-type="string" table:style-name="ce5">
            <text:p>unsw.edu.au</text:p>
          </table:table-cell>
          <table:table-cell office:value-type="string" office:string-value="ofjzr@unsw.edu.au" table:formula="of:=[.C37]&amp;&quot;@&quot;&amp;[.D37]" table:style-name="ce5">
            <text:p>ofjzr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ycAgs</text:p>
          </table:table-cell>
          <table:table-cell table:number-columns-repeated="16374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5">
            <text:p>z47478</text:p>
          </table:table-cell>
          <table:table-cell office:value-type="string" table:style-name="ce5">
            <text:p>dcrkv</text:p>
          </table:table-cell>
          <table:table-cell office:value-type="string" table:style-name="ce5">
            <text:p>unsw.edu.au</text:p>
          </table:table-cell>
          <table:table-cell office:value-type="string" office:string-value="dcrkv@unsw.edu.au" table:formula="of:=[.C38]&amp;&quot;@&quot;&amp;[.D38]" table:style-name="ce5">
            <text:p>dcrkv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wUPP4</text:p>
          </table:table-cell>
          <table:table-cell table:number-columns-repeated="16374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5">
            <text:p>z97732</text:p>
          </table:table-cell>
          <table:table-cell office:value-type="string" table:style-name="ce5">
            <text:p>jnsrf</text:p>
          </table:table-cell>
          <table:table-cell office:value-type="string" table:style-name="ce5">
            <text:p>unsw.edu.au</text:p>
          </table:table-cell>
          <table:table-cell office:value-type="string" office:string-value="jnsrf@unsw.edu.au" table:formula="of:=[.C39]&amp;&quot;@&quot;&amp;[.D39]" table:style-name="ce5">
            <text:p>jnsrf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Assistant Prof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aJVZO</text:p>
          </table:table-cell>
          <table:table-cell table:number-columns-repeated="16374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5">
            <text:p>z55294</text:p>
          </table:table-cell>
          <table:table-cell office:value-type="string" table:style-name="ce5">
            <text:p>mqrci</text:p>
          </table:table-cell>
          <table:table-cell office:value-type="string" table:style-name="ce5">
            <text:p>unsw.edu.au</text:p>
          </table:table-cell>
          <table:table-cell office:value-type="string" office:string-value="mqrci@unsw.edu.au" table:formula="of:=[.C40]&amp;&quot;@&quot;&amp;[.D40]" table:style-name="ce5">
            <text:p>mqrci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Assistant Prof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Tx06f</text:p>
          </table:table-cell>
          <table:table-cell table:number-columns-repeated="16374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5">
            <text:p>z40039</text:p>
          </table:table-cell>
          <table:table-cell office:value-type="string" table:style-name="ce5">
            <text:p>whjat</text:p>
          </table:table-cell>
          <table:table-cell office:value-type="string" table:style-name="ce5">
            <text:p>unsw.edu.au</text:p>
          </table:table-cell>
          <table:table-cell office:value-type="string" office:string-value="whjat@unsw.edu.au" table:formula="of:=[.C41]&amp;&quot;@&quot;&amp;[.D41]" table:style-name="ce5">
            <text:p>whjat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Ji31w</text:p>
          </table:table-cell>
          <table:table-cell table:number-columns-repeated="16374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5">
            <text:p>z19077</text:p>
          </table:table-cell>
          <table:table-cell office:value-type="string" table:style-name="ce5">
            <text:p>oshgy</text:p>
          </table:table-cell>
          <table:table-cell office:value-type="string" table:style-name="ce5">
            <text:p>unsw.edu.au</text:p>
          </table:table-cell>
          <table:table-cell office:value-type="string" office:string-value="oshgy@unsw.edu.au" table:formula="of:=[.C42]&amp;&quot;@&quot;&amp;[.D42]" table:style-name="ce5">
            <text:p>oshgy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NA</text:p>
          </table:table-cell>
          <table:table-cell office:value-type="string" table:style-name="ce7">
            <text:p>lU6Lh</text:p>
          </table:table-cell>
          <table:table-cell table:number-columns-repeated="16374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string" table:style-name="ce5">
            <text:p>z96765</text:p>
          </table:table-cell>
          <table:table-cell office:value-type="string" table:style-name="ce5">
            <text:p>ggeqk</text:p>
          </table:table-cell>
          <table:table-cell office:value-type="string" table:style-name="ce5">
            <text:p>unsw.edu.au</text:p>
          </table:table-cell>
          <table:table-cell office:value-type="string" office:string-value="ggeqk@unsw.edu.au" table:formula="of:=[.C43]&amp;&quot;@&quot;&amp;[.D43]" table:style-name="ce5">
            <text:p>ggeqk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H5ECt</text:p>
          </table:table-cell>
          <table:table-cell table:number-columns-repeated="16374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string" table:style-name="ce5">
            <text:p>z22571</text:p>
          </table:table-cell>
          <table:table-cell office:value-type="string" table:style-name="ce5">
            <text:p>ncxdi</text:p>
          </table:table-cell>
          <table:table-cell office:value-type="string" table:style-name="ce5">
            <text:p>unsw.edu.au</text:p>
          </table:table-cell>
          <table:table-cell office:value-type="string" office:string-value="ncxdi@unsw.edu.au" table:formula="of:=[.C44]&amp;&quot;@&quot;&amp;[.D44]" table:style-name="ce5">
            <text:p>ncxdi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7">
            <text:p>mM1hx</text:p>
          </table:table-cell>
          <table:table-cell table:number-columns-repeated="16374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string" table:style-name="ce5">
            <text:p>z57459</text:p>
          </table:table-cell>
          <table:table-cell office:value-type="string" table:style-name="ce5">
            <text:p>fjujf</text:p>
          </table:table-cell>
          <table:table-cell office:value-type="string" table:style-name="ce5">
            <text:p>unsw.edu.au</text:p>
          </table:table-cell>
          <table:table-cell office:value-type="string" office:string-value="fjujf@unsw.edu.au" table:formula="of:=[.C45]&amp;&quot;@&quot;&amp;[.D45]" table:style-name="ce5">
            <text:p>fjujf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Professional</text:p>
          </table:table-cell>
          <table:table-cell office:value-type="string" table:style-name="ce7">
            <text:p>SxzlB</text:p>
          </table:table-cell>
          <table:table-cell table:number-columns-repeated="16374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5">
            <text:p>z30559</text:p>
          </table:table-cell>
          <table:table-cell office:value-type="string" table:style-name="ce5">
            <text:p>dfddd</text:p>
          </table:table-cell>
          <table:table-cell office:value-type="string" table:style-name="ce5">
            <text:p>unsw.edu.au</text:p>
          </table:table-cell>
          <table:table-cell office:value-type="string" office:string-value="dfddd@unsw.edu.au" table:formula="of:=[.C46]&amp;&quot;@&quot;&amp;[.D46]" table:style-name="ce5">
            <text:p>dfddd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4aiHy</text:p>
          </table:table-cell>
          <table:table-cell table:number-columns-repeated="16374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5">
            <text:p>z65338</text:p>
          </table:table-cell>
          <table:table-cell office:value-type="string" table:style-name="ce5">
            <text:p>gftyu</text:p>
          </table:table-cell>
          <table:table-cell office:value-type="string" table:style-name="ce5">
            <text:p>unsw.edu.au</text:p>
          </table:table-cell>
          <table:table-cell office:value-type="string" office:string-value="gftyu@unsw.edu.au" table:formula="of:=[.C47]&amp;&quot;@&quot;&amp;[.D47]" table:style-name="ce5">
            <text:p>gftyu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Electrical Eng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sdWOc</text:p>
          </table:table-cell>
          <table:table-cell table:number-columns-repeated="16374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5">
            <text:p>z25263</text:p>
          </table:table-cell>
          <table:table-cell office:value-type="string" table:style-name="ce5">
            <text:p>dsf ss</text:p>
          </table:table-cell>
          <table:table-cell office:value-type="string" table:style-name="ce5">
            <text:p>unsw.edu.au</text:p>
          </table:table-cell>
          <table:table-cell office:value-type="string" office:string-value="dsf ss@unsw.edu.au" table:formula="of:=[.C48]&amp;&quot;@&quot;&amp;[.D48]" table:style-name="ce5">
            <text:p>dsf ss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Assistant Prof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vqcCi</text:p>
          </table:table-cell>
          <table:table-cell table:number-columns-repeated="16374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5">
            <text:p>z98585</text:p>
          </table:table-cell>
          <table:table-cell office:value-type="string" table:style-name="ce5">
            <text:p>dsfsfs</text:p>
          </table:table-cell>
          <table:table-cell office:value-type="string" table:style-name="ce5">
            <text:p>unsw.edu.au</text:p>
          </table:table-cell>
          <table:table-cell office:value-type="string" office:string-value="dsfsfs@unsw.edu.au" table:formula="of:=[.C49]&amp;&quot;@&quot;&amp;[.D49]" table:style-name="ce5">
            <text:p>dsfsfs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Adjunct Prof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5n82i</text:p>
          </table:table-cell>
          <table:table-cell table:number-columns-repeated="16374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5">
            <text:p>z17887</text:p>
          </table:table-cell>
          <table:table-cell office:value-type="string" table:style-name="ce5">
            <text:p>eydzs s</text:p>
          </table:table-cell>
          <table:table-cell office:value-type="string" table:style-name="ce5">
            <text:p>unsw.edu.au</text:p>
          </table:table-cell>
          <table:table-cell office:value-type="string" office:string-value="eydzs s@unsw.edu.au" table:formula="of:=[.C50]&amp;&quot;@&quot;&amp;[.D50]" table:style-name="ce5">
            <text:p>eydzs s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0A2y1</text:p>
          </table:table-cell>
          <table:table-cell table:number-columns-repeated="16374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5">
            <text:p>z44293</text:p>
          </table:table-cell>
          <table:table-cell office:value-type="string" table:style-name="ce5">
            <text:p>dtyd<text:s/></text:p>
          </table:table-cell>
          <table:table-cell office:value-type="string" table:style-name="ce5">
            <text:p>unsw.edu.au</text:p>
          </table:table-cell>
          <table:table-cell office:value-type="string" office:string-value="dtyd @unsw.edu.au" table:formula="of:=[.C51]&amp;&quot;@&quot;&amp;[.D51]" table:style-name="ce5">
            <text:p>dtyd 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XdYSH</text:p>
          </table:table-cell>
          <table:table-cell table:number-columns-repeated="16374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5">
            <text:p>z54322</text:p>
          </table:table-cell>
          <table:table-cell office:value-type="string" table:style-name="ce5">
            <text:p>fgfd ss</text:p>
          </table:table-cell>
          <table:table-cell office:value-type="string" table:style-name="ce5">
            <text:p>unsw.edu.au</text:p>
          </table:table-cell>
          <table:table-cell office:value-type="string" office:string-value="fgfd ss@unsw.edu.au" table:formula="of:=[.C52]&amp;&quot;@&quot;&amp;[.D52]" table:style-name="ce5">
            <text:p>fgfd ss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6">
            <text:p>JaPR2</text:p>
          </table:table-cell>
          <table:table-cell table:number-columns-repeated="16374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5">
            <text:p>z54437</text:p>
          </table:table-cell>
          <table:table-cell office:value-type="string" table:style-name="ce5">
            <text:p>fdy rea</text:p>
          </table:table-cell>
          <table:table-cell office:value-type="string" table:style-name="ce5">
            <text:p>unsw.edu.au</text:p>
          </table:table-cell>
          <table:table-cell office:value-type="string" office:string-value="fdy rea@unsw.edu.au" table:formula="of:=[.C53]&amp;&quot;@&quot;&amp;[.D53]" table:style-name="ce5">
            <text:p>fdy rea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6">
            <text:p>N061t</text:p>
          </table:table-cell>
          <table:table-cell table:number-columns-repeated="16374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5">
            <text:p>z47478</text:p>
          </table:table-cell>
          <table:table-cell office:value-type="string" table:style-name="ce5">
            <text:p>kiuns</text:p>
          </table:table-cell>
          <table:table-cell office:value-type="string" table:style-name="ce5">
            <text:p>unsw.edu.au</text:p>
          </table:table-cell>
          <table:table-cell office:value-type="string" office:string-value="kiuns@unsw.edu.au" table:formula="of:=[.C54]&amp;&quot;@&quot;&amp;[.D54]" table:style-name="ce5">
            <text:p>kiuns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6">
            <text:p>zMg5W</text:p>
          </table:table-cell>
          <table:table-cell table:number-columns-repeated="16374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5">
            <text:p>z97732</text:p>
          </table:table-cell>
          <table:table-cell office:value-type="string" table:style-name="ce5">
            <text:p>mxivj<text:s/></text:p>
          </table:table-cell>
          <table:table-cell office:value-type="string" table:style-name="ce5">
            <text:p>unsw.edu.au</text:p>
          </table:table-cell>
          <table:table-cell office:value-type="string" office:string-value="mxivj @unsw.edu.au" table:formula="of:=[.C55]&amp;&quot;@&quot;&amp;[.D55]" table:style-name="ce5">
            <text:p>mxivj 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Professional</text:p>
          </table:table-cell>
          <table:table-cell office:value-type="string" table:style-name="ce7">
            <text:p>vXKHb</text:p>
          </table:table-cell>
          <table:table-cell table:number-columns-repeated="16374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5">
            <text:p>z55294</text:p>
          </table:table-cell>
          <table:table-cell office:value-type="string" table:style-name="ce5">
            <text:p>m <text:s/>hs</text:p>
          </table:table-cell>
          <table:table-cell office:value-type="string" table:style-name="ce5">
            <text:p>unsw.edu.au</text:p>
          </table:table-cell>
          <table:table-cell office:value-type="string" office:string-value="m  hs@unsw.edu.au" table:formula="of:=[.C56]&amp;&quot;@&quot;&amp;[.D56]" table:style-name="ce5">
            <text:p>m <text:s/>hs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oLuBt</text:p>
          </table:table-cell>
          <table:table-cell table:number-columns-repeated="16374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5">
            <text:p>z40039</text:p>
          </table:table-cell>
          <table:table-cell office:value-type="string" table:style-name="ce5">
            <text:p>s ffdg</text:p>
          </table:table-cell>
          <table:table-cell office:value-type="string" table:style-name="ce5">
            <text:p>unsw.edu.au</text:p>
          </table:table-cell>
          <table:table-cell office:value-type="string" office:string-value="s ffdg@unsw.edu.au" table:formula="of:=[.C57]&amp;&quot;@&quot;&amp;[.D57]" table:style-name="ce5">
            <text:p>s ffdg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kGFbG</text:p>
          </table:table-cell>
          <table:table-cell table:number-columns-repeated="16374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5">
            <text:p>z19077</text:p>
          </table:table-cell>
          <table:table-cell office:value-type="string" table:style-name="ce5">
            <text:p>fgfffs</text:p>
          </table:table-cell>
          <table:table-cell office:value-type="string" table:style-name="ce5">
            <text:p>unsw.edu.au</text:p>
          </table:table-cell>
          <table:table-cell office:value-type="string" office:string-value="fgfffs@unsw.edu.au" table:formula="of:=[.C58]&amp;&quot;@&quot;&amp;[.D58]" table:style-name="ce5">
            <text:p>fgfffs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nhqjT</text:p>
          </table:table-cell>
          <table:table-cell table:number-columns-repeated="16374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5">
            <text:p>z96765</text:p>
          </table:table-cell>
          <table:table-cell office:value-type="string" table:style-name="ce5">
            <text:p>d dg dh</text:p>
          </table:table-cell>
          <table:table-cell office:value-type="string" table:style-name="ce5">
            <text:p>unsw.edu.au</text:p>
          </table:table-cell>
          <table:table-cell office:value-type="string" office:string-value="d dg dh@unsw.edu.au" table:formula="of:=[.C59]&amp;&quot;@&quot;&amp;[.D59]" table:style-name="ce5">
            <text:p>d dg dh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Assistant Prof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ycAgs</text:p>
          </table:table-cell>
          <table:table-cell table:number-columns-repeated="16374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5">
            <text:p>z22571</text:p>
          </table:table-cell>
          <table:table-cell office:value-type="string" table:style-name="ce5">
            <text:p>fdgds</text:p>
          </table:table-cell>
          <table:table-cell office:value-type="string" table:style-name="ce5">
            <text:p>unsw.edu.au</text:p>
          </table:table-cell>
          <table:table-cell office:value-type="string" office:string-value="fdgds@unsw.edu.au" table:formula="of:=[.C60]&amp;&quot;@&quot;&amp;[.D60]" table:style-name="ce5">
            <text:p>fdgds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Computer Sci &amp; Eng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wUPP4</text:p>
          </table:table-cell>
          <table:table-cell table:number-columns-repeated="16374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string" table:style-name="ce5">
            <text:p>z57459</text:p>
          </table:table-cell>
          <table:table-cell office:value-type="string" table:style-name="ce5">
            <text:p>ddbgf yb</text:p>
          </table:table-cell>
          <table:table-cell office:value-type="string" table:style-name="ce5">
            <text:p>unsw.edu.au</text:p>
          </table:table-cell>
          <table:table-cell office:value-type="string" office:string-value="ddbgf yb@unsw.edu.au" table:formula="of:=[.C61]&amp;&quot;@&quot;&amp;[.D61]" table:style-name="ce5">
            <text:p>ddbgf yb@unsw.edu.au</text:p>
          </table:table-cell>
          <table:table-cell office:value-type="string" table:style-name="ce1">
            <text:p>Faculty of Engineering</text:p>
          </table:table-cell>
          <table:table-cell office:value-type="string" table:style-name="ce5">
            <text:p>School of Mech Eng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7">
            <text:p>aJVZO</text:p>
          </table:table-cell>
          <table:table-cell table:number-columns-repeated="16374"/>
        </table:table-row>
        <table:table-row table:number-rows-repeated="2" table:style-name="ro1">
          <table:table-cell table:number-columns-repeated="9" table:style-name="ce1"/>
          <table:table-cell table:style-name="ce7"/>
          <table:table-cell table:number-columns-repeated="16374"/>
        </table:table-row>
        <table:table-row table:number-rows-repeated="1048513" table:style-name="ro2">
          <table:table-cell table:number-columns-repeated="16384"/>
        </table:table-row>
      </table:table>
      <table:database-ranges>
        <table:database-range table:target-range-address="HDR_students.A1:HDR_students.H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title/>
    <dc:description/>
    <dc:subject/>
    <meta:initial-creator>Arjun Radhakrishnan</meta:initial-creator>
    <dc:creator>Achi Namaratne</dc:creator>
    <meta:creation-date>2024-06-13T01:12:16Z</meta:creation-date>
    <dc:date>2024-07-12T11:39:19Z</dc:date>
    <meta:user-defined meta:name="ContentTypeId">0x01010000A1270F49B98C47B41F4E83EABAB468</meta:user-defined>
    <meta:user-defined meta:name="MediaServiceImageTags"/>
  </office:meta>
</office:document-meta>
</file>